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950" officeooo:paragraph-rsid="001bd950"/>
    </style:style>
    <style:style style:name="P2" style:family="paragraph" style:parent-style-name="Standard">
      <style:text-properties officeooo:rsid="001d7f2d" officeooo:paragraph-rsid="001d7f2d"/>
    </style:style>
    <style:style style:name="P3" style:family="paragraph" style:parent-style-name="Standard">
      <style:text-properties fo:font-weight="bold" officeooo:rsid="001f4b25" officeooo:paragraph-rsid="001f4b25" style:font-weight-asian="bold" style:font-weight-complex="bold"/>
    </style:style>
    <style:style style:name="P4" style:family="paragraph" style:parent-style-name="Standard">
      <style:text-properties fo:font-weight="bold" officeooo:rsid="00211763" officeooo:paragraph-rsid="0021176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cnblogs.com/JsonZhangAA/p/9750282.html" text:style-name="Internet_20_link" text:visited-style-name="Visited_20_Internet_20_Link">https://www.cnblogs.com/JsonZhangAA/p/9750282.html</text:a> yong vs code for c++</text:p>
      <text:p text:style-name="P2"><text:a xlink:type="simple" xlink:href="https://www.aliyun.com/jiaocheng/143240.html" text:style-name="Internet_20_link" text:visited-style-name="Visited_20_Internet_20_Link">https://www.aliyun.com/jiaocheng/143240.html</text:a> codeblocks de yong fa </text:p>
      <text:p text:style-name="P3"><text:a xlink:type="simple" xlink:href="https://www.bilibili.com/video/av31824154/" text:style-name="Internet_20_link" text:visited-style-name="Visited_20_Internet_20_Link">https://www.bilibili.com/video/av31824154/</text:a></text:p>
      <text:p text:style-name="P4">https://segmentfault.com/a/119000000372809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3:24:59.850644811</meta:creation-date>
    <dc:date>2019-01-09T17:22:27.200047714</dc:date>
    <meta:editing-duration>PT3H17M1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3" meta:character-count="223" meta:non-whitespace-character-count="213"/>
  </office:meta>
</office:document-meta>
</file>